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8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8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ffff99"/>
    </style:style>
    <style:style style:name="ce6" style:family="table-cell" style:parent-style-name="Default">
      <style:table-cell-properties fo:background-color="#ffff6d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2" style:family="table-cell" style:parent-style-name="Default">
      <style:table-cell-properties fo:background-color="#ffff99" style:text-align-source="fix" style:repeat-content="false"/>
      <style:paragraph-properties fo:text-align="center" fo:margin-left="0mm"/>
    </style:style>
    <style:style style:name="ce8" style:family="table-cell" style:parent-style-name="Default" style:data-style-name="N2">
      <style:table-cell-properties fo:background-color="#ffff99"/>
    </style:style>
    <style:style style:name="ce48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transparent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" style:family="table-cell" style:parent-style-name="Default">
      <style:table-cell-properties fo:background-color="#e8a202" style:text-align-source="fix" style:repeat-content="false" fo:border="0.74pt solid #000000"/>
      <style:paragraph-properties fo:text-align="center" fo:margin-left="0mm"/>
    </style:style>
    <style:style style:name="ce9" style:family="table-cell" style:parent-style-name="Default">
      <style:table-cell-properties fo:border-bottom="0.74pt solid #000000" fo:background-color="#ffbf00" style:text-align-source="fix" style:repeat-content="false" fo:border-left="0.74pt solid #000000" fo:border-right="none" fo:border-top="0.74pt solid #000000"/>
      <style:paragraph-properties fo:text-align="center" fo:margin-left="0mm"/>
    </style:style>
    <style:style style:name="ce10" style:family="table-cell" style:parent-style-name="Default">
      <style:table-cell-properties fo:border-bottom="0.74pt solid #000000" fo:background-color="#ffff6d" fo:border-left="0.74pt solid #000000" fo:border-right="none" fo:border-top="0.74pt solid #000000"/>
    </style:style>
    <style:style style:name="ce11" style:family="table-cell" style:parent-style-name="Default">
      <style:table-cell-properties fo:border-bottom="0.74pt solid #000000" fo:background-color="#ffffa6" style:text-align-source="fix" style:repeat-content="false" fo:border-left="0.74pt solid #000000" fo:border-right="none" fo:border-top="0.74pt solid #000000" style:vertical-align="middle"/>
      <style:paragraph-properties fo:text-align="start" fo:margin-left="0mm"/>
    </style:style>
    <style:style style:name="ce37" style:family="table-cell" style:parent-style-name="Default">
      <style:table-cell-properties fo:border-bottom="0.74pt solid #000000" fo:background-color="#ffffa6" fo:border-left="0.74pt solid #000000" fo:border-right="none" fo:border-top="0.74pt solid #000000"/>
    </style:style>
    <style:style style:name="ce14" style:family="table-cell" style:parent-style-name="Default">
      <style:table-cell-properties fo:border-bottom="0.74pt solid #000000" fo:background-color="#ffffa6" style:text-align-source="fix" style:repeat-content="false" fo:border-left="0.74pt solid #000000" fo:border-right="none" fo:border-top="0.74pt solid #000000"/>
      <style:paragraph-properties fo:text-align="end" fo:margin-left="0mm"/>
    </style:style>
    <style:style style:name="ce17" style:family="table-cell" style:parent-style-name="Default">
      <style:table-cell-properties fo:border-bottom="0.74pt solid #000000" fo:border-left="none" fo:border-right="none" fo:border-top="0.74pt solid #000000"/>
    </style:style>
    <style:style style:name="ce18" style:family="table-cell" style:parent-style-name="Default">
      <style:table-cell-properties fo:border-bottom="0.74pt solid #000000" fo:background-color="#ffffa6" fo:border-left="none" fo:border-right="none" fo:border-top="0.74pt solid #000000"/>
    </style:style>
    <style:style style:name="ce19" style:family="table-cell" style:parent-style-name="Default">
      <style:table-cell-properties fo:border-bottom="none" fo:background-color="#ffffa6" fo:border-left="0.74pt solid #000000" fo:border-right="none" fo:border-top="0.74pt solid #000000"/>
    </style:style>
    <style:style style:name="ce20" style:family="table-cell" style:parent-style-name="Default">
      <style:table-cell-properties fo:border-bottom="none" fo:background-color="#ffffa6" fo:border-left="0.74pt solid #000000" fo:border-right="none" fo:border-top="none"/>
    </style:style>
    <style:style style:name="ce21" style:family="table-cell" style:parent-style-name="Default">
      <style:table-cell-properties fo:border-bottom="0.74pt solid #000000" fo:background-color="#ffffa6" style:text-align-source="fix" style:repeat-content="false" fo:border-left="0.74pt solid #000000" fo:border-right="none" fo:border-top="none"/>
      <style:paragraph-properties fo:text-align="end" fo:margin-left="0mm"/>
    </style:style>
    <style:style style:name="ce22" style:family="table-cell" style:parent-style-name="Default">
      <style:table-cell-properties fo:border-bottom="0.74pt solid #000000" fo:background-color="#ffff6d" fo:border-left="none" fo:border-right="none" fo:border-top="0.74pt solid #000000"/>
    </style:style>
    <style:style style:name="ce46" style:family="table-cell" style:parent-style-name="Default">
      <style:table-cell-properties fo:background-color="#b4c7dc" style:text-align-source="fix" style:repeat-content="false"/>
      <style:paragraph-properties fo:text-align="center" fo:margin-left="0mm"/>
    </style:style>
    <style:style style:name="ce47" style:family="table-cell" style:parent-style-name="Default">
      <style:table-cell-properties fo:background-color="#b4c7dc" style:text-align-source="fix" style:repeat-content="false"/>
      <style:paragraph-properties fo:text-align="center" fo:margin-left="0mm"/>
      <style:text-properties style:use-window-font-color="true"/>
    </style:style>
    <style:style style:name="ce24" style:family="table-cell" style:parent-style-name="Default">
      <style:table-cell-properties fo:background-color="#ffbf00" style:text-align-source="fix" style:repeat-content="false" fo:border="0.74pt solid #000000"/>
      <style:paragraph-properties fo:text-align="center" fo:margin-left="0mm"/>
    </style:style>
    <style:style style:name="ce25" style:family="table-cell" style:parent-style-name="Default">
      <style:table-cell-properties fo:background-color="#ffff6d" fo:border="0.74pt solid #000000"/>
    </style:style>
    <style:style style:name="ce26" style:family="table-cell" style:parent-style-name="Default">
      <style:table-cell-properties fo:border-bottom="none" fo:background-color="#ffffa6" fo:border-left="0.74pt solid #000000" fo:border-right="0.74pt solid #000000" fo:border-top="0.74pt solid #000000"/>
    </style:style>
    <style:style style:name="ce27" style:family="table-cell" style:parent-style-name="Default">
      <style:table-cell-properties fo:border-bottom="none" fo:background-color="#ffffa6" fo:border-left="0.74pt solid #000000" fo:border-right="0.74pt solid #000000" fo:border-top="none"/>
    </style:style>
    <style:style style:name="ce28" style:family="table-cell" style:parent-style-name="Default">
      <style:table-cell-properties fo:border-bottom="0.74pt solid #000000" fo:background-color="#ffffa6" fo:border-left="0.74pt solid #000000" fo:border-right="0.74pt solid #000000" fo:border-top="none"/>
    </style:style>
    <style:style style:name="ce29" style:family="table-cell" style:parent-style-name="Default">
      <style:table-cell-properties fo:background-color="#ffffa6" fo:border="0.74pt solid #000000"/>
    </style:style>
    <style:style style:name="ce58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30" style:family="table-cell" style:parent-style-name="Default" style:data-style-name="N2">
      <style:table-cell-properties fo:background-color="#ffff6d" fo:border="0.74pt solid #000000"/>
    </style:style>
    <style:style style:name="ce61" style:family="table-cell" style:parent-style-name="Default" style:data-style-name="N2">
      <style:table-cell-properties fo:background-color="#ffffa6" fo:border="0.74pt solid #000000"/>
    </style:style>
    <style:style style:name="ce32" style:family="table-cell" style:parent-style-name="Default" style:data-style-name="N2">
      <style:table-cell-properties fo:border="0.74pt solid #000000"/>
    </style:style>
    <style:style style:name="ce64" style:family="table-cell" style:parent-style-name="Default">
      <style:table-cell-properties fo:background-color="#ffff00"/>
    </style:style>
    <style:style style:name="ce6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2" table:default-cell-style-name="ce1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2" table:default-cell-style-name="ce4"/>
        <table:table-row table:style-name="ro1">
          <table:table-cell table:style-name="ce1" office:value-type="string" calcext:value-type="string" table:number-columns-spanned="1" table:number-rows-spanned="2">
            <text:p>File</text:p>
          </table:table-cell>
          <table:table-cell table:style-name="ce6" office:value-type="string" calcext:value-type="string" table:number-columns-spanned="3" table:number-rows-spanned="1">
            <text:p>Error Recovery Quality</text:p>
          </table:table-cell>
          <table:covered-table-cell table:number-columns-repeated="2" table:style-name="ce1"/>
          <table:table-cell/>
          <table:table-cell office:value-type="string" calcext:value-type="string">
            <text:p><text:s/></text:p>
          </table:table-cell>
          <table:table-cell table:style-name="ce6" office:value-type="string" calcext:value-type="string" table:number-columns-spanned="2" table:number-rows-spanned="1">
            <text:p>Error Recovery Quality</text:p>
          </table:table-cell>
          <table:covered-table-cell/>
          <table:table-cell table:style-name="ce1" office:value-type="string" calcext:value-type="string" table:number-columns-spanned="1" table:number-rows-spanned="2">
            <text:p>Analysis</text:p>
          </table:table-cell>
          <table:table-cell table:style-name="ce1" office:value-type="string" calcext:value-type="string" table:number-columns-spanned="1" table:number-rows-spanned="2">
            <text:p>Por que none?</text:p>
          </table:table-cell>
          <table:table-cell table:number-columns-spanned="1" table:number-rows-spanned="2"/>
          <table:table-cell table:number-columns-repeated="3"/>
        </table:table-row>
        <table:table-row table:style-name="ro1">
          <table:covered-table-cell/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string" calcext:value-type="string">
            <text:p>Alt2</text:p>
          </table:table-cell>
          <table:table-cell/>
          <table:table-cell office:value-type="string" calcext:value-type="string">
            <text:p><text:s/></text:p>
          </table:table-cell>
          <table:table-cell table:style-name="ce1" office:value-type="string" calcext:value-type="string">
            <text:p>Unique</text:p>
          </table:table-cell>
          <table:table-cell table:style-name="ce1" office:value-type="string" calcext:value-type="string">
            <text:p>Upath</text:p>
          </table:table-cell>
          <table:covered-table-cell/>
          <table:covered-table-cell table:style-name="ce1"/>
          <table:covered-table-cell/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Upath + DeepBan</text:p>
          </table:table-cell>
        </table:table-row>
        <table:table-row table:style-name="ro1">
          <table:table-cell office:value-type="string" calcext:value-type="string">
            <text:p>AfterBlockErr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none</text:p>
          </table:table-cell>
          <table:table-cell/>
          <table:table-cell office:value-type="string" calcext:value-type="string">
            <text:p>Faltando label em ‘}’ na regra block</text:p>
          </table:table-cell>
          <table:table-cell table:style-name="ce1" office:value-type="string" calcext:value-type="string">
            <text:p><text:s/></text:p>
          </table:table-cell>
          <table:table-cell office:value-type="string" calcext:value-type="string">
            <text:p>Não havia uma label em um token em um nívelmais acima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fterIteratorSymbolErr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sincronizou corretamente e perdeu o restante da entrada (Hard).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none</text:p>
          </table:table-cell>
          <table:table-cell/>
          <table:table-cell office:value-type="string" calcext:value-type="string">
            <text:p>Faltando label em ‘(primary / qualIdent)’ na regra statementExpressi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fterNewErr.java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good</text:p>
          </table:table-cell>
          <table:table-cell office:value-type="string" calcext:value-type="string">
            <text:p>Reconhece a árvore de forma errada, porém consegue sincronizar após o statement (Standard). Não sincronizou corretamente e perdeu o restante da entrada após o erro (Hard). Perdeu alguns tokens (Alt2)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none</text:p>
          </table:table-cell>
          <table:table-cell/>
          <table:table-cell office:value-type="string" calcext:value-type="string">
            <text:p>Faltando label após primeiro ‘new’ da regra primaryBase e em expression na regra primaryRest</text:p>
          </table:table-cell>
          <table:table-cell table:number-columns-repeated="3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fterSuperErr.java</text:p>
          </table:table-cell>
          <table:table-cell table:number-columns-repeated="2" table:style-name="ce1" office:value-type="string" calcext:value-type="string">
            <text:p>good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Descarta alguns tokens, porém consegue sincronizar após o statement (Hard, Standard). Sincroniza incorretamente (Alt2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good</text:p>
          </table:table-cell>
          <table:table-cell office:value-type="string" calcext:value-type="string">
            <text:p>Unique e Upath <text:s/>descartam alguns tokens, porém consegue sincronizar após o statement. Ambos perdem um token a mais do que o Hard e o Standard.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AfterTryErr.java</text:p>
          </table:table-cell>
          <table:table-cell table:number-columns-repeated="2"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Não consegue sincronizar, reconhece a árvore de forma errada e descarta muitos tokens (Standard). Não consegue sincronizar e perde toda a entrada após o erro (Hard). Desempenho similar ao Standard, porém diferente (Alt2).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excellent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AnnotationTypeBodyErr.java</text:p>
          </table:table-cell>
          <table:table-cell table:style-name="ce1" office:value-type="string" calcext:value-type="string">
            <text:p>poor</text:p>
          </table:table-cell>
          <table:table-cell table:number-columns-repeated="2" table:style-name="ce1" office:value-type="string" calcext:value-type="string">
            <text:p>none</text:p>
          </table:table-cell>
          <table:table-cell office:value-type="string" calcext:value-type="string">
            <text:p>Descarta todo o bloco (Stand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annotationTypeBody na regra annotationTypeDeclarati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rgumentsErr1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Perdeu muitos tokens e se confundiu com o reconhecimento da árvore, porém conseguiu sincornizar mais adiante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terceiro arguments na regra explicitConstructorInvocati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rgumentsErr2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Perde toda a informação após o erro (Hard). Sincroniza incorretamente e descarta vários tokens (Alt2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quarto arguments na regra explicitConstructorInvocati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rgumentsErr3.java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good</text:p>
          </table:table-cell>
          <table:table-cell table:style-name="ce4" office:value-type="string" calcext:value-type="string">
            <text:p>Consegue se recuperar sem perder muitos tokens, porém o statement onde está o erro é reconhecido incorretamente (Standard). Descarta toda 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terceiro arguments na regra primaryBas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rgumentsErr5.java</text:p>
          </table:table-cell>
          <table:table-cell table:style-name="ce3" office:value-type="string" calcext:value-type="string">
            <text:p>good</text:p>
          </table:table-cell>
          <table:table-cell table:style-name="ce3" office:value-type="string" calcext:value-type="string">
            <text:p>poor</text:p>
          </table:table-cell>
          <table:table-cell table:style-name="ce3" office:value-type="string" calcext:value-type="string">
            <text:p>good</text:p>
          </table:table-cell>
          <table:table-cell table:style-name="ce4" office:value-type="string" calcext:value-type="string">
            <text:p>Descarta alguns tokens, porém consegue sincronizar após o statement (Standard). Descarta toda a entrad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quinto arguments na regra primaryBas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rrayInitializerErr.java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good</text:p>
          </table:table-cell>
          <table:table-cell office:value-type="string" calcext:value-type="string">
            <text:p>Perdeu a informação de todo os elementos da declaração do array, porém sinncronizou após o statement (Standard). Descarta toda a entrad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arrayInitializer na regra arrayCreator e em variableDeclarator na regra variableDeclaratorList.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, e precisou de uma label em um nível mais acima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steriskErr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BlockErr1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block na regra staticInitialize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BlockErr2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block perto de ‘synchronized’ na regra statemen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BlockErr3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’}’ na regra classBody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oken mais geral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BlockErr4.java</text:p>
          </table:table-cell>
          <table:table-cell table:number-columns-repeated="2"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 Perde todos os tokens após o erro (Alt2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poor</text:p>
          </table:table-cell>
          <table:table-cell office:value-type="string" calcext:value-type="string">
            <text:p>Sincroniza incorretamente (Unique, Upath).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BlockErr5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poor</text:p>
          </table:table-cell>
          <table:table-cell office:value-type="string" calcext:value-type="string">
            <text:p>Sincroniza incorretamente (Unique, Upath).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CLASSErr1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no segundo ‘class’ da regra primaryBase e no ‘;’ após statementExpression na regra statemen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, e precisou de uma label em um nível mais acima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CLASSErr2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no terceiro ‘class’ da regra primaryBase e no ‘;’ após statementExpression na regra statemen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, e precisou de uma label em um nível mais acima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CaseExpressionErr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Perde todos os tokens após o erro (Alt2)</text:p>
          </table:table-cell>
          <table:table-cell office:value-type="string" calcext:value-type="string">
            <text:p><text:s/></text:p>
          </table:table-cell>
          <table:table-cell table:number-columns-repeated="2" table:style-name="ce46" office:value-type="string" calcext:value-type="string">
            <text:p>excellent</text:p>
          </table:table-cell>
          <table:table-cell office:value-type="string" calcext:value-type="string">
            <text:p>Apesar da árvore do Upath ser um pouco diferente, conseguiu reconhecer os mesmos tokens.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CatchFormalParameterErr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Não sincronizou corretamente e perdeu o restante da entrada (Hard). Perdeu todos os tokens após o erro, porém se saiu melhor do que o Hard (Alt2).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 table:style-name="ce3" office:value-type="string" calcext:value-type="string">
            <text:p>none</text:p>
          </table:table-cell>
          <table:table-cell table:style-name="ce4"/>
          <table:table-cell table:style-name="ce4" office:value-type="string" calcext:value-type="string">
            <text:p>Nunca a label é lançada, pois o first do lado direito da regra possui anotação.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ClassBodyErr.java</text:p>
          </table:table-cell>
          <table:table-cell table:style-name="ce1" office:value-type="string" calcext:value-type="string">
            <text:p>poor</text:p>
          </table:table-cell>
          <table:table-cell table:number-columns-repeated="2" table:style-name="ce1" office:value-type="string" calcext:value-type="string">
            <text:p>none</text:p>
          </table:table-cell>
          <table:table-cell office:value-type="string" calcext:value-type="string">
            <text:p>Sincroniza incorretamente (Stand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classBody na regra normalClassDeclarat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ClassCreatorErr1.java</text:p>
          </table:table-cell>
          <table:table-cell table:style-name="ce3" office:value-type="string" calcext:value-type="string">
            <text:p>good</text:p>
          </table:table-cell>
          <table:table-cell table:style-name="ce3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table:style-name="ce4" office:value-type="string" calcext:value-type="string">
            <text:p>Reconhece o comando onde ocorre o erro incorretamente, porém sincroniza logo em seguida (Standard). Não reconhece o restante da entrada após o erro (Hard). Não consegue sincronizar e perde a maior parte da entrada após o erro, porém reconhece mais tokens do que o Hard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no segundo classCreator na regra primaryBas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ClassCreatorErr2.java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Descarta apenas um token, porém a estrutura do comando está errada (Standard). Não reconhece o restante da entrada após o erro (Hard). Perde toda a informação após o erro, porém reconhece mais tokens do que o Hard (Alt2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classCreator na regra primaryRe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ClassTypeErr1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ClassTypeErr2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classType na regra superclas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office:value-type="string" calcext:value-type="string">
            <text:p><text:s/></text:p>
          </table:table-cell>
          <table:table-cell table:style-name="ce48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ClassTypeErr3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classType na regra interfaceTypeLi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office:value-type="string" calcext:value-type="string">
            <text:p><text:s/></text:p>
          </table:table-cell>
          <table:table-cell table:style-name="ce48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ClassTypeErr4.java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table:style-name="ce4" office:value-type="string" calcext:value-type="string">
            <text:p>Reconhece o comando onde ocorre o erro incorretamente, porém sincroniza logo em seguida (Standard). Não reconhece o restante da entrada após o erro (Hard). Perde toda a informação após o erro, porém reconhece mais tokens do que o Hard (Alt2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good</text:p>
          </table:table-cell>
          <table:table-cell table:style-name="ce4" office:value-type="string" calcext:value-type="string">
            <text:p>Reconhece incorretamente o comando onde ocorre o erro, porém sincroniza logo em seguida (Unique, Upath).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ColonErr1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no último ‘:’ da regra statemen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ColonErr2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Sincroniza incorretmante e perde toda a entrada após o erro (Alt2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ColonErr3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Perde toda a informação após o erro (Alt2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no último ‘:’ da regra switchLabel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ColonErr4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‘:’ na regra enhancedForStatemen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ColonErr5.java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Reconhece o comando onde ocorre o erro incorretamente, porém sincroniza logo em seguida (Standard). Não reconhece o restante da entrada após o erro (Hard). Não sincroniza corretamente, porém reconhece muito mais tokens do que o Hard (Alt2).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 table:style-name="ce58" office:value-type="string" calcext:value-type="string">
            <text:p>excellent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CommaAvaliableErr.java</text:p>
          </table:table-cell>
          <table:table-cell table:number-columns-repeated="3" table:style-name="ce1" office:value-type="string" calcext:value-type="string">
            <text:p>good</text:p>
          </table:table-cell>
          <table:table-cell office:value-type="string" calcext:value-type="string">
            <text:p>Reconhece os parâmetros ocorre o erro incorretamente, porém sincroniza logo em seguida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em methodDeclarator na regra methodHeade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uma label em um token em um nível mais acima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ConstructorBodyErr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construtorBody na regra constructorDeclarati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CurRBrackErr1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‘}’ na regra classBody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CurRBrackErr2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‘}’ na regra constructorBody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CurRBrackErr3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poor</text:p>
          </table:table-cell>
          <table:table-cell table:style-name="ce3" office:value-type="string" calcext:value-type="string">
            <text:p>excellent</text:p>
          </table:table-cell>
          <table:table-cell office:value-type="string" calcext:value-type="string">
            <text:p>Perde toda a informação do corpo do Enum e não sincroniza corretamente (Unique).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CurRBrackErr4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‘}’ na regra interfaceBody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CurRBrackErr5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‘}’ na regra annotationTypeBody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CurRBrackErr6.java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string" calcext:value-type="string">
            <text:p>good</text:p>
          </table:table-cell>
          <table:table-cell office:value-type="string" calcext:value-type="string">
            <text:p>Perdeu um token, porém sincronizou corretamente (Stand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‘}’ na regra elementValueArrayInitialize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CurRBrackErr7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u o statement onde ocorreu o erro corretament, mas sincronizou corretamente depois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‘}’ na regra arrayInitialize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CurRBrackErr8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‘}’ na regra block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CurRBrackErr9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excellent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DotAvaliableErr.java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Reconhece o comando onde ocorre o erro incorretamente, porém sincroniza logo em seguida (Standard). Não reconhece o restante da entrada após o erro (Hard). Sincroniza incorretamente e perde toda a entrada após o erro, porém reconhece mais tokens do que o Hard (Alt2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em ‘;’ da regra localVariableDeclarationStatement e em arguments da regra classCreat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m duas labels em níveis mais acima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DotErr1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Sincroniza incorretamente e perde toda a entrada após o erro (Alt2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no penúltimo ‘.’ da regra primaryBas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ElementValueErr1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elementValue da regra defaultVal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office:value-type="string" calcext:value-type="string">
            <text:p><text:s/></text:p>
          </table:table-cell>
          <table:table-cell table:style-name="ce48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ElementValueErr2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48" office:value-type="string" calcext:value-type="string">
            <text:p>none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elementValue da regra elementValuePai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ElementValueErr4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none</text:p>
          </table:table-cell>
          <table:table-cell table:style-name="ce3" office:value-type="string" calcext:value-type="string">
            <text:p>none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elementValue da regra singleElementAnnotati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ElementValuePairErr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48" office:value-type="string" calcext:value-type="string">
            <text:p>none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elementValuePair da regra elementValuePairLi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EndErr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EnumBodyErr.java</text:p>
          </table:table-cell>
          <table:table-cell table:style-name="ce1" office:value-type="string" calcext:value-type="string">
            <text:p>poor</text:p>
          </table:table-cell>
          <table:table-cell table:number-columns-repeated="2" table:style-name="ce1" office:value-type="string" calcext:value-type="string">
            <text:p>none</text:p>
          </table:table-cell>
          <table:table-cell office:value-type="string" calcext:value-type="string">
            <text:p>Sincroniza incorretamente.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poor</text:p>
          </table:table-cell>
          <table:table-cell table:style-name="ce3" office:value-type="string" calcext:value-type="string">
            <text:p>excellent</text:p>
          </table:table-cell>
          <table:table-cell office:value-type="string" calcext:value-type="string">
            <text:p>Sincroniza incorretamente (Unique).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EqAvaliableErr1.java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Reconhece o comando onde ocorre o erro incorretamente, porém sincroniza logo em seguida (Standard). 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em ‘;’ na regra localVariableDeclarationStatemen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uma label em um token em um nível mais acima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EqAvaliableErr3.java</text:p>
          </table:table-cell>
          <table:table-cell table:number-columns-repeated="3" table:style-name="ce1" office:value-type="string" calcext:value-type="string">
            <text:p>good</text:p>
          </table:table-cell>
          <table:table-cell office:value-type="string" calcext:value-type="string">
            <text:p>Perde a informação do que vem depois do token ‘try’, porém sincroniza logo em seguida.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good</text:p>
          </table:table-cell>
          <table:table-cell office:value-type="string" calcext:value-type="string">
            <text:p>Perde a informação do resourceSpecification após o try, mas sincroniza corretamente. Upath se sai melhor que o Standard e o Hard.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EqVerticalBarAvaliableErr.java</text:p>
          </table:table-cell>
          <table:table-cell table:number-columns-repeated="3" table:style-name="ce1" office:value-type="string" calcext:value-type="string">
            <text:p>good</text:p>
          </table:table-cell>
          <table:table-cell office:value-type="string" calcext:value-type="string">
            <text:p>Perde a informação do segundo tipo e do nome da exceção capturada no catch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good</text:p>
          </table:table-cell>
          <table:table-cell office:value-type="string" calcext:value-type="string">
            <text:p>Upath se saiu igual ao Standard e Hard, e o Unique perdeu um token a mais do que eles, mas todos consguiram sincronizar corretamente.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EqualAmpersandErr.java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good</text:p>
          </table:table-cell>
          <table:table-cell office:value-type="string" calcext:value-type="string">
            <text:p>Reconhece o comando onde ocorre o erro incorretamente, porém sincroniza logo em seguida (Standard). 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atando label em ‘:’ na regra statemen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uma label em um token em um nível mais acima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EqualPlusErr.java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good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good</text:p>
          </table:table-cell>
          <table:table-cell office:value-type="string" calcext:value-type="string">
            <text:p>Perde a informação da expressão, porém sincroniza corretamente (Unique, Upath).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ExceptionTypeErr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excellent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ExceptionTypeListErr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47" office:value-type="string" calcext:value-type="string">
            <text:p>excellent</text:p>
          </table:table-cell>
          <table:table-cell office:value-type="string" calcext:value-type="string">
            <text:p>Apesar da árvore do Upath ser um pouco diferente, conseguiu reconhecer os mesmos tokens.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style-name="ce65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ExpressionErr1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ExpressionErr10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Não reconhece o restante da entrada após o erro (Hard, Alt2). O Alt2 reconhece um token a mais do que o Hard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ExpressionErr2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ExpressionErr3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ExpressionErr4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expression da regra enhancedForStatemen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ExpressionErr5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excellent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ExpressionErr6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expression da regra primaryRe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ExpressionErr7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segundo expression da regra argumentLi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office:value-type="string" calcext:value-type="string">
            <text:p><text:s/></text:p>
          </table:table-cell>
          <table:table-cell table:style-name="ce48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ExpressionErr8.java</text:p>
          </table:table-cell>
          <table:table-cell table:number-columns-repeated="2"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table:style-name="ce54" office:value-type="string" calcext:value-type="string">
            <text:p>Sincroniza incorretamente. O Hard perde muito mais tokens. O Alt2 reconhece mais tokens do que o Hard e menos tokens do que o Standard.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 table:style-name="ce58" office:value-type="string" calcext:value-type="string">
            <text:p>excellent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ExpressionErr9.java</text:p>
          </table:table-cell>
          <table:table-cell table:number-columns-repeated="2"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 O Alt2 reconhece mais tokens do que o Hard e menos tokens do que o Standard.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 table:style-name="ce58" office:value-type="string" calcext:value-type="string">
            <text:p>excellent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FormalParameterErr.java</text:p>
          </table:table-cell>
          <table:table-cell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good</text:p>
          </table:table-cell>
          <table:table-cell office:value-type="string" calcext:value-type="string">
            <text:p>Sincroniza corretamente, mas descarta alguns tokens (Hard, Alt2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segundo formalParameter da regra formalParameterLi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GeqErr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48" office:value-type="string" calcext:value-type="string">
            <text:p>none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‘&gt;’ na regra typeParameter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GreaterErr1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‘&gt;’ na regra typeArgumentsOrDiamon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dErr1.java</text:p>
          </table:table-cell>
          <table:table-cell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none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IdErr10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quarto Identifier da regra primaryBase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dErr11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quinto Identifier da regra primaryBase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dErr12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sétimo Identifier da regra primaryBase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dErr13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oitavo Identifier da regra primaryBase e no último ‘;’ da regra statement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, e precisou de uma label em um nível mais acima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dErr14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último Identifier da regra primaryRest e no último ‘;’ da regra statement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, e precisou de uma label em um nível mais acima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dErr15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segundo Identifier da regra classTypeWithDiamond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dErr16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segundo Identifier da regra inferredFormalParameterList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dErr2.java</text:p>
          </table:table-cell>
          <table:table-cell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none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IdErr3.java</text:p>
          </table:table-cell>
          <table:table-cell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none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em Identifier na regra normalClassDeclaration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dErr4.java</text:p>
          </table:table-cell>
          <table:table-cell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none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IdErr5.java</text:p>
          </table:table-cell>
          <table:table-cell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none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em Identifier na regra normalInterfaceDeclaration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dErr6.java</text:p>
          </table:table-cell>
          <table:table-cell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none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em Identifier na regra annotationTypeDeclaration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dErr7.java</text:p>
          </table:table-cell>
          <table:table-cell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poor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em Identifier na regra annotationTypeElementDeclaration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dErr8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primeiro Identifier da regra primaryBase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dErr9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em ';' após statmentExpression na regra statement, em ‘:’ na regra statement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m duas labels em um token em um nível acima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nterfaceBodyErr.java</text:p>
          </table:table-cell>
          <table:table-cell table:style-name="ce1" office:value-type="string" calcext:value-type="string">
            <text:p>poor</text:p>
          </table:table-cell>
          <table:table-cell table:number-columns-repeated="2" table:style-name="ce1" office:value-type="string" calcext:value-type="string">
            <text:p>none</text:p>
          </table:table-cell>
          <table:table-cell office:value-type="string" calcext:value-type="string">
            <text:p>Sincroniza incorretamente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em interfaceBody na regra normalInterfaceDeclaration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nterfaceTypeListErr1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InterfaceTypeListErr2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em interfaceTypeList na regra extendsInterfaces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office:value-type="string" calcext:value-type="string">
            <text:p><text:s/></text:p>
          </table:table-cell>
          <table:table-cell table:style-name="ce48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InterfaceWordErr.java</text:p>
          </table:table-cell>
          <table:table-cell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none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em 'interface' na regra annotationTypeDeclaration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LParErr1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em '(' na regra methodDeclarator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LParErr2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em ‘(‘ na regra constructorDeclarator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LParErr3.java</text:p>
          </table:table-cell>
          <table:table-cell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poor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em ‘(‘ na regra annotationTypeElementDeclaration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LParErr4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Não reconhece o restante da entrada após o erro (Hard, Alt2). O Alt2 reconhece muito mais tokens do que o Hard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em ‘(‘ na regra basicForStatement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LParErr5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Não reconhece o restante da entrada após o erro (Hard, Alt2). O Alt2 reconhece muito mais tokens do que o Hard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LambdaBodyErr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‘;’ após statementExpression na regra statement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uma label em um token em um nível mais acima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ethodBodyErr1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em methodBody na regra methodDeclaration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ethodBodyErr2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em methodBody na regra interfaceMethodDeclaration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ethodDeclaratorErr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48" office:value-type="string" calcext:value-type="string">
            <text:p>good</text:p>
          </table:table-cell>
          <table:table-cell office:value-type="string" calcext:value-type="string">
            <text:p>Reconhece a assinatura incorretamente, mas consegue sincronizar após o erro (Alt2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segundo methodDeclarator da regra methodHeader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inusEqualGreaterErr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Não reconhece o restante da entrada após o erro (Hard, Alt2). O Alt2 reconhece muito mais tokens do que o Hard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NEWErr1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após primeiro ‘new’ da regra primaryBase e em ‘;’ após statementExpression na regra statement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, e precisou de uma label em um nível mais acima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ParExpressionErr1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em ‘;’ após statementExpression na regra statement e em ‘:’ na regra statment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uma label em um token em um nível mais acima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ParExpressionErr2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em ‘;’ após statementExpression na regra statement, em ‘:’ na regra statment e em parExpression após primeiro ‘while’ da regra statement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, e precisou de duas label em um nível mais acima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ParExpressionErr3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ParExpressionErr4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ParExpressionErr5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parExpression após o ‘synchronized’ da regra statement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PrimaryQualIdentErr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QualIdentErr1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RBrackErr1.java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good</text:p>
          </table:table-cell>
          <table:table-cell office:value-type="string" calcext:value-type="string">
            <text:p>Sincronizou corretamente, porém reconhece o statement de forma errada (Standard). 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primeiro ‘]’ da regra primaryBase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BrackErr2.java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good</text:p>
          </table:table-cell>
          <table:table-cell office:value-type="string" calcext:value-type="string">
            <text:p>Perdeu alguns tokens e reconheceu o statement de forma errada, porém conseguiu sincronizar corretamente (Standard). 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segundo ‘]’ da regra primaryBase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BrackErr3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terceiro ‘]’ da regra primaryBase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BrackErr4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em ‘]’ da regra primaryRest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BrackErr5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Não reconhece o restante da entrada após o erro (Hard, Alt2). O Alt2 reconhece muito mais tokens do que o Hard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em ‘]’ da regra dimExpr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ParErr1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‘)’ na regra methodDeclarator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ParErr10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‘)’ na regra arguments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ParErr11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64" office:value-type="string" calcext:value-type="string">
            <text:p>Descobrir o FIRST de unaryExpression</text:p>
          </table:table-cell>
          <table:table-cell table:style-name="ce4" office:value-type="string" calcext:value-type="string">
            <text:p><text:s/></text:p>
          </table:table-cell>
          <table:table-cell table:style-name="ce4"/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ParErr2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‘)’ na regra constructorDeclarator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ParErr3.java</text:p>
          </table:table-cell>
          <table:table-cell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poor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‘)’ na regra singleElementAnnotation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ParErr4.java</text:p>
          </table:table-cell>
          <table:table-cell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none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‘)’ na regra annotationTypeElementDeclaration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ParErr5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Não reconhece o restante da entrada após o erro (Hard, Alt2). O Alt2 reconhece muito mais tokens do que o Hard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‘)’ na regra basicForStatement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ParErr6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‘)’ na regra enhancedForStatement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ParErr7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Não reconhece o restante da entrada após o erro (Hard, Alt2). O Alt2 reconhece muito mais tokens do que o Hard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RParErr8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excellent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RParErr9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Não reconhece o restante da entrada após o erro (Hard, Alt2). O Alt2 reconhece muito mais tokens do que o Hard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‘)’ na regra parExpression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eferenceTypeErr1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excellent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ReferenceTypeErr2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excellent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ReferenceTypeErr3.java</text:p>
          </table:table-cell>
          <table:table-cell table:number-columns-repeated="2"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 O Alt2 reconhece mais tokens do que o Hard e menos tokens do que o Standard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64" office:value-type="string" calcext:value-type="string">
            <text:p>Descobrir o FOLLOW de infixExpression</text:p>
          </table:table-cell>
          <table:table-cell table:style-name="ce4" office:value-type="string" calcext:value-type="string">
            <text:p><text:s/></text:p>
          </table:table-cell>
          <table:table-cell table:style-name="ce4"/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esourceErr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excellent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ResourceListErr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excellent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ResultErr.java</text:p>
          </table:table-cell>
          <table:table-cell table:number-columns-repeated="2" table:style-name="ce1" office:value-type="string" calcext:value-type="string">
            <text:p>good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Perde alguns tokens, mas consegue sincronizar corretamente. Não reconhece granda parte da entrada (Alt2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em result e em methodDeclarator na regra methodHeader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, e precisou adicionar outra label para ajudar a sincronizar com a entrada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UPERErr1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segundo ‘super’ da regra explicitConstructorInvocation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UPERErr2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Não reconhece o restante da entrada após o erro (Hard, Alt2). O Alt2 reconhece muito mais tokens do que o Hard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terceiro ‘super’ da regra explicitConstructorInvocation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emiErr1.java</text:p>
          </table:table-cell>
          <table:table-cell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none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SemiErr10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SemiErr11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SemiErr12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SemiErr13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SemiErr14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SemiErr15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‘;’ após statementExpression na regra statement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emiErr16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Não reconhece o restante da entrada após o erro (Hard, Alt2). O Alt2 reconhece muito mais tokens do que o Hard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segundo ‘;’ da regra basicForStatement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emiErr2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SemiErr3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primeiro ‘)’ da regra explicitConstructorInvocation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emiErr4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segundo ‘)’ da regra explicitConstructorInvocation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emiErr5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terceiro ‘)’ da regra explicitConstructorInvocation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emiErr6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Não reconhece o restante da entrada após o erro (Hard, Alt2). O Alt2 reconhece um token a mais do que o Hard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quarto ‘)’ da regra explicitConstructorInvocation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emiErr7.java</text:p>
          </table:table-cell>
          <table:table-cell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poor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em ‘;’ na regra annotationTypeElementDeclaration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emiErr8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Não reconhece o restante da entrada após o erro (Hard, Alt2). O Alt2 reconhece muito mais tokens do que o Hard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em ‘;’ na regra localVariableDeclarationStatement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emiErr9.java</text:p>
          </table:table-cell>
          <table:table-cell table:style-name="ce3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StatementErr1.java</text:p>
          </table:table-cell>
          <table:table-cell table:style-name="ce3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good</text:p>
          </table:table-cell>
          <table:table-cell office:value-type="string" calcext:value-type="string">
            <text:p>Sincroniza corretamente, mas reconhece o statement de forma incorreta (Unique, Upath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good</text:p>
          </table:table-cell>
          <table:table-cell office:value-type="string" calcext:value-type="string">
            <text:p>Sincroniza corretamente, mas reconhece o statement de forma incorreta (Unique, Upath).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StatementErr2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 table:style-name="ce58" office:value-type="string" calcext:value-type="string">
            <text:p>excellent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StatementErr3.java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good</text:p>
          </table:table-cell>
          <table:table-cell office:value-type="string" calcext:value-type="string">
            <text:p>Sincroniza corretamente, mas reconhece o statement de forma incorreta (Standard). 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em statement após primeiro token ‘while’ da regra statement e em ‘:’ na regra statement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, e precisou de uma label em um nível mais acima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tatementErr4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StatementErr5.java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good</text:p>
          </table:table-cell>
          <table:table-cell office:value-type="string" calcext:value-type="string">
            <text:p>Sincroniza corretamente, mas reconhece o statement de forma incorreta (Standard). 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último statement da regra stat2ment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tatementErr6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Não reconhece o restante da entrada após o erro (Hard, Alt2). O Alt2 reconhece muito mais tokens do que o Hard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statement na regra basicForStatement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tatementErr7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statement na regra enhancedForStatement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tatementExpressionErr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statementExpression na regra statementExpressionList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office:value-type="string" calcext:value-type="string">
            <text:p><text:s/></text:p>
          </table:table-cell>
          <table:table-cell table:style-name="ce48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SwitchBlockErr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excellent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TypeArgumentErr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typeArgument na regra typeArgumentList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ypeParameterErr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typeParameterList na regra typeParameters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ypeParameterListErr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none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typeParameter na regra typeParameterList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UnaryExpressionErr1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UnaryExpressionErr2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UnaryExpressionErr3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UnaryExpressionErr4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UnaryExpressionErr5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64" office:value-type="string" calcext:value-type="string">
            <text:p>Descobrir o FOLLOW de castExpression</text:p>
          </table:table-cell>
          <table:table-cell table:style-name="ce4" office:value-type="string" calcext:value-type="string">
            <text:p><text:s/></text:p>
          </table:table-cell>
          <table:table-cell table:style-name="ce4"/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UnaryExpressionErr6.java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good</text:p>
          </table:table-cell>
          <table:table-cell office:value-type="string" calcext:value-type="string">
            <text:p>Sincroniza corretamente, mas reconhece o statement de forma incorreta (Standard). 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 table:style-name="ce58" office:value-type="string" calcext:value-type="string">
            <text:p>excellent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VariableDeclaratorErr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em variableDeclarator na regra variableDeclaratorList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VariableDeclaratorIdErr1.java</text:p>
          </table:table-cell>
          <table:table-cell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good</text:p>
          </table:table-cell>
          <table:table-cell office:value-type="string" calcext:value-type="string">
            <text:p>Confunde o método como um construtor, porém sincroniza corretamente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VariableDeclaratorIdErr2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good</text:p>
          </table:table-cell>
          <table:table-cell table:style-name="ce3" office:value-type="string" calcext:value-type="string">
            <text:p>excellent</text:p>
          </table:table-cell>
          <table:table-cell office:value-type="string" calcext:value-type="string">
            <text:p>Unique perdeu um token a mais do que o Standard e o Hard, mas conseguiu sincronizar corretamente.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VariableDeclaratorIdErr3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excellent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VariableDeclaratorListErr.java</text:p>
          </table:table-cell>
          <table:table-cell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poor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em variableDeclaratorList na regra constantDeclaration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VariableInitializerErr1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variableInitializer na regra variableDeclarator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WHILEErr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style-name="ce5" office:value-type="string" calcext:value-type="string">
            <text:p>Standard</text:p>
          </table:table-cell>
          <table:table-cell table:style-name="ce5" table:number-columns-repeated="2"/>
          <table:table-cell/>
          <table:table-cell table:style-name="ce7" office:value-type="string" calcext:value-type="string" table:number-columns-spanned="4" table:number-rows-spanned="1">
            <text:p>Standard</text:p>
          </table:table-cell>
          <table:covered-table-cell table:style-name="Default"/>
          <table:covered-table-cell table:number-columns-repeated="2"/>
          <table:table-cell table:number-columns-repeated="4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%</text:p>
          </table:table-cell>
          <table:table-cell/>
          <table:table-cell table:style-name="ce9" office:value-type="string" calcext:value-type="string" table:number-columns-spanned="2" table:number-rows-spanned="1">
            <text:p>Problema</text:p>
          </table:table-cell>
          <table:covered-table-cell table:style-name="ce17"/>
          <table:table-cell table:style-name="ce24" office:value-type="string" calcext:value-type="string">
            <text:p>Quantidade</text:p>
          </table:table-cell>
          <table:table-cell table:style-name="ce24" office:value-type="string" calcext:value-type="string">
            <text:p>%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style-name="ce5" office:value-type="string" calcext:value-type="string">
            <text:p>excellent</text:p>
          </table:table-cell>
          <table:table-cell table:style-name="ce5" table:formula="of:=COUNTIF([.B3:.B177];&quot;excellent&quot;)" office:value-type="float" office:value="111" calcext:value-type="float">
            <text:p>111</text:p>
          </table:table-cell>
          <table:table-cell table:style-name="ce8" table:formula="of:=([.B183]/[.B187])*100" office:value-type="float" office:value="63.4285714285714" calcext:value-type="float">
            <text:p>63,43</text:p>
          </table:table-cell>
          <table:table-cell/>
          <table:table-cell table:style-name="ce10" office:value-type="string" calcext:value-type="string" table:number-columns-spanned="2" table:number-rows-spanned="1">
            <text:p>Um token de uma produção situado após o erro pertence ao conjunto FOLLOW da produção em si, fazendo que, ao falhar a produção, o parser sincroniza com o que deveria ser o restante dessa produção, porém reconhecendo como se fosse o que a segue.</text:p>
          </table:table-cell>
          <table:covered-table-cell table:style-name="ce18"/>
          <table:table-cell table:style-name="ce25" office:value-type="float" office:value="12" calcext:value-type="float">
            <text:p>12</text:p>
          </table:table-cell>
          <table:table-cell table:style-name="ce30" table:formula="of:=([.G183]/[.G191])*100" office:value-type="float" office:value="30" calcext:value-type="float">
            <text:p>30,00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style-name="ce5" office:value-type="string" calcext:value-type="string">
            <text:p>good</text:p>
          </table:table-cell>
          <table:table-cell table:style-name="ce5" table:formula="of:=COUNTIF([.B3:.B177];&quot;good&quot;)" office:value-type="float" office:value="24" calcext:value-type="float">
            <text:p>24</text:p>
          </table:table-cell>
          <table:table-cell table:style-name="ce8" table:formula="of:=([.B184]/[.B187])*100" office:value-type="float" office:value="13.7142857142857" calcext:value-type="float">
            <text:p>13,71</text:p>
          </table:table-cell>
          <table:table-cell/>
          <table:table-cell table:style-name="ce11" office:value-type="string" calcext:value-type="string" table:number-columns-spanned="1" table:number-rows-spanned="4">
            <text:p>Não anotou a label que deveria.</text:p>
          </table:table-cell>
          <table:table-cell table:style-name="ce19" office:value-type="string" calcext:value-type="string">
            <text:p>Participa de uma escolha não LL(1)</text:p>
          </table:table-cell>
          <table:table-cell table:style-name="ce26" office:value-type="float" office:value="14" calcext:value-type="float">
            <text:p>14</text:p>
          </table:table-cell>
          <table:table-cell table:style-name="ce61" table:formula="of:=([.G187]/[.G191])*100" office:value-type="float" office:value="45" calcext:value-type="float" table:number-columns-spanned="1" table:number-rows-spanned="4">
            <text:p>45,00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style-name="ce5" office:value-type="string" calcext:value-type="string">
            <text:p>poor</text:p>
          </table:table-cell>
          <table:table-cell table:style-name="ce5" table:formula="of:=COUNTIF([.B3:.B177];&quot;poor&quot;)" office:value-type="float" office:value="40" calcext:value-type="float">
            <text:p>40</text:p>
          </table:table-cell>
          <table:table-cell table:style-name="ce8" table:formula="of:=([.B185]/[.B187])*100" office:value-type="float" office:value="22.8571428571429" calcext:value-type="float">
            <text:p>22,86</text:p>
          </table:table-cell>
          <table:table-cell/>
          <table:covered-table-cell table:style-name="ce37"/>
          <table:table-cell table:style-name="ce20" office:value-type="string" calcext:value-type="string">
            <text:p>Problema do else </text:p>
          </table:table-cell>
          <table:table-cell table:style-name="ce27" office:value-type="float" office:value="1" calcext:value-type="float">
            <text:p>1</text:p>
          </table:table-cell>
          <table:covered-table-cell table:style-name="ce32"/>
          <table:table-cell table:number-columns-repeated="4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style-name="ce5" office:value-type="string" calcext:value-type="string">
            <text:p>none</text:p>
          </table:table-cell>
          <table:table-cell table:style-name="ce5" table:formula="of:=COUNTIF([.B3:.B177];&quot;none&quot;)" office:value-type="float" office:value="0" calcext:value-type="float">
            <text:p>0</text:p>
          </table:table-cell>
          <table:table-cell table:style-name="ce8" table:formula="of:=([.B186]/[.B187])*100" office:value-type="float" office:value="0" calcext:value-type="float">
            <text:p>0,00</text:p>
          </table:table-cell>
          <table:table-cell/>
          <table:covered-table-cell table:style-name="ce37"/>
          <table:table-cell table:style-name="ce20" office:value-type="string" calcext:value-type="string">
            <text:p>Repetição não LL(1)</text:p>
          </table:table-cell>
          <table:table-cell table:style-name="ce27" office:value-type="float" office:value="3" calcext:value-type="float">
            <text:p>3</text:p>
          </table:table-cell>
          <table:covered-table-cell table:style-name="ce32"/>
          <table:table-cell table:number-columns-repeated="4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5" table:formula="of:=SUM([.B183:.B186])" office:value-type="float" office:value="175" calcext:value-type="float">
            <text:p>175</text:p>
          </table:table-cell>
          <table:table-cell table:style-name="ce8" table:formula="of:=([.B187]/[.B187])*100" office:value-type="float" office:value="100" calcext:value-type="float">
            <text:p>100,00</text:p>
          </table:table-cell>
          <table:table-cell/>
          <table:covered-table-cell table:style-name="ce37"/>
          <table:table-cell table:style-name="ce21" office:value-type="string" calcext:value-type="string">
            <text:p>Total:</text:p>
          </table:table-cell>
          <table:table-cell table:style-name="ce28" table:formula="of:=SUM([.G184:.G186])" office:value-type="float" office:value="18" calcext:value-type="float">
            <text:p>18</text:p>
          </table:table-cell>
          <table:covered-table-cell table:style-name="ce32"/>
          <table:table-cell table:number-columns-repeated="4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4"/>
          <table:table-cell table:style-name="ce10" office:value-type="string" calcext:value-type="string" table:number-columns-spanned="2" table:number-rows-spanned="1">
            <text:p>Teste LambdaBodyErr foi afetado indiretamente pela falta da label "SemiErr15".</text:p>
          </table:table-cell>
          <table:covered-table-cell table:style-name="ce22"/>
          <table:table-cell table:style-name="ce25" office:value-type="float" office:value="1" calcext:value-type="float">
            <text:p>1</text:p>
          </table:table-cell>
          <table:table-cell table:style-name="ce30" table:formula="of:=([.G188]/[.G191])*100" office:value-type="float" office:value="2.5" calcext:value-type="float">
            <text:p>2,50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style-name="ce5" office:value-type="string" calcext:value-type="string">
            <text:p>Hard</text:p>
          </table:table-cell>
          <table:table-cell table:style-name="ce52"/>
          <table:table-cell table:style-name="ce5"/>
          <table:table-cell/>
          <table:table-cell table:style-name="ce37" office:value-type="string" calcext:value-type="string" table:number-columns-spanned="2" table:number-rows-spanned="1">
            <text:p>Descarta todo o bloco e sincroniza com o fim da entrada.</text:p>
          </table:table-cell>
          <table:covered-table-cell table:style-name="ce18"/>
          <table:table-cell table:style-name="ce29" office:value-type="float" office:value="3" calcext:value-type="float">
            <text:p>3</text:p>
          </table:table-cell>
          <table:table-cell table:style-name="ce61" table:formula="of:=([.G189]/[.G191])*100" office:value-type="float" office:value="7.5" calcext:value-type="float">
            <text:p>7,50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style-name="ce5"/>
          <table:table-cell table:style-name="ce52"/>
          <table:table-cell table:style-name="ce5" office:value-type="string" calcext:value-type="string">
            <text:p>%</text:p>
          </table:table-cell>
          <table:table-cell/>
          <table:table-cell table:style-name="ce10" office:value-type="string" calcext:value-type="string" table:number-columns-spanned="2" table:number-rows-spanned="1">
            <text:p>Ao colocar um token não esperado que pertence ao conjunto FOLLOW da produção onde ocorre o erro, o parser se perde.</text:p>
          </table:table-cell>
          <table:covered-table-cell table:style-name="ce22"/>
          <table:table-cell table:style-name="ce25" office:value-type="float" office:value="6" calcext:value-type="float">
            <text:p>6</text:p>
          </table:table-cell>
          <table:table-cell table:style-name="ce30" table:formula="of:=([.G190]/[.G191])*100" office:value-type="float" office:value="15" calcext:value-type="float">
            <text:p>15,00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style-name="ce5" office:value-type="string" calcext:value-type="string">
            <text:p>excellent</text:p>
          </table:table-cell>
          <table:table-cell table:style-name="ce52" table:formula="of:=COUNTIF([.C3:.C177];&quot;excellent&quot;)" office:value-type="float" office:value="41" calcext:value-type="float">
            <text:p>41</text:p>
          </table:table-cell>
          <table:table-cell table:style-name="ce8" table:formula="of:=([.B191]/[.B195])*100" office:value-type="float" office:value="23.4285714285714" calcext:value-type="float">
            <text:p>23,43</text:p>
          </table:table-cell>
          <table:table-cell/>
          <table:table-cell table:style-name="ce14" office:value-type="string" calcext:value-type="string" table:number-columns-spanned="2" table:number-rows-spanned="1">
            <text:p>Total:</text:p>
          </table:table-cell>
          <table:covered-table-cell table:style-name="ce18"/>
          <table:table-cell table:style-name="ce29" table:formula="of:=SUM([.G183];[.G187];[.G188];[.G189];[.G190])" office:value-type="float" office:value="40" calcext:value-type="float">
            <text:p>40</text:p>
          </table:table-cell>
          <table:table-cell table:style-name="ce61" table:formula="of:=([.G191]/[.G191])*100" office:value-type="float" office:value="100" calcext:value-type="float">
            <text:p>100,00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style-name="ce5" office:value-type="string" calcext:value-type="string">
            <text:p>good</text:p>
          </table:table-cell>
          <table:table-cell table:style-name="ce52" table:formula="of:=COUNTIF([.C3:.C177];&quot;good&quot;)" office:value-type="float" office:value="8" calcext:value-type="float">
            <text:p>8</text:p>
          </table:table-cell>
          <table:table-cell table:style-name="ce8" table:formula="of:=[.B192]/[.B195]*100" office:value-type="float" office:value="4.57142857142857" calcext:value-type="float">
            <text:p>4,57</text:p>
          </table:table-cell>
          <table:table-cell table:number-columns-repeated="9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style-name="ce5" office:value-type="string" calcext:value-type="string">
            <text:p>poor</text:p>
          </table:table-cell>
          <table:table-cell table:style-name="ce52" table:formula="of:=COUNTIF([.C3:.C177];&quot;poor&quot;)" office:value-type="float" office:value="107" calcext:value-type="float">
            <text:p>107</text:p>
          </table:table-cell>
          <table:table-cell table:style-name="ce8" table:formula="of:=[.B193]/[.B195]*100" office:value-type="float" office:value="61.1428571428572" calcext:value-type="float">
            <text:p>61,14</text:p>
          </table:table-cell>
          <table:table-cell table:number-columns-repeated="9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style-name="ce5" office:value-type="string" calcext:value-type="string">
            <text:p>none</text:p>
          </table:table-cell>
          <table:table-cell table:style-name="ce52" table:formula="of:=COUNTIF([.C3:.C177];&quot;none&quot;)" office:value-type="float" office:value="19" calcext:value-type="float">
            <text:p>19</text:p>
          </table:table-cell>
          <table:table-cell table:style-name="ce8" table:formula="of:=[.B194]/[.B195]*100" office:value-type="float" office:value="10.8571428571429" calcext:value-type="float">
            <text:p>10,86</text:p>
          </table:table-cell>
          <table:table-cell table:number-columns-repeated="9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52" table:formula="of:=SUM([.B191:.B194])" office:value-type="float" office:value="175" calcext:value-type="float">
            <text:p>175</text:p>
          </table:table-cell>
          <table:table-cell table:style-name="ce8" table:formula="of:=[.B195]/[.B195]*100" office:value-type="float" office:value="100" calcext:value-type="float">
            <text:p>100,00</text:p>
          </table:table-cell>
          <table:table-cell/>
          <table:table-cell table:style-name="ce4"/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style-name="ce5" office:value-type="string" calcext:value-type="string">
            <text:p>Alt2</text:p>
          </table:table-cell>
          <table:table-cell table:style-name="ce52"/>
          <table:table-cell table:style-name="ce5"/>
          <table:table-cell table:number-columns-repeated="9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style-name="ce5"/>
          <table:table-cell table:style-name="ce52"/>
          <table:table-cell table:style-name="ce5" office:value-type="string" calcext:value-type="string">
            <text:p>%</text:p>
          </table:table-cell>
          <table:table-cell table:number-columns-repeated="9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style-name="ce5" office:value-type="string" calcext:value-type="string">
            <text:p>excellent</text:p>
          </table:table-cell>
          <table:table-cell table:style-name="ce52" table:formula="of:=COUNTIF([.D3:.D177];&quot;excellent&quot;)" office:value-type="float" office:value="70" calcext:value-type="float">
            <text:p>70</text:p>
          </table:table-cell>
          <table:table-cell table:style-name="ce8" table:formula="of:=([.B199]/[.B203])*100" office:value-type="float" office:value="40" calcext:value-type="float">
            <text:p>40,00</text:p>
          </table:table-cell>
          <table:table-cell table:number-columns-repeated="9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style-name="ce5" office:value-type="string" calcext:value-type="string">
            <text:p>good</text:p>
          </table:table-cell>
          <table:table-cell table:style-name="ce52" table:formula="of:=COUNTIF([.D3:.D177];&quot;good&quot;)" office:value-type="float" office:value="19" calcext:value-type="float">
            <text:p>19</text:p>
          </table:table-cell>
          <table:table-cell table:style-name="ce8" table:formula="of:=[.B200]/[.B203]*100" office:value-type="float" office:value="10.8571428571429" calcext:value-type="float">
            <text:p>10,86</text:p>
          </table:table-cell>
          <table:table-cell table:number-columns-repeated="9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style-name="ce5" office:value-type="string" calcext:value-type="string">
            <text:p>poor</text:p>
          </table:table-cell>
          <table:table-cell table:style-name="ce52" table:formula="of:=COUNTIF([.D3:.D177];&quot;poor&quot;)" office:value-type="float" office:value="68" calcext:value-type="float">
            <text:p>68</text:p>
          </table:table-cell>
          <table:table-cell table:style-name="ce8" table:formula="of:=[.B201]/[.B203]*100" office:value-type="float" office:value="38.8571428571429" calcext:value-type="float">
            <text:p>38,86</text:p>
          </table:table-cell>
          <table:table-cell table:number-columns-repeated="9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style-name="ce5" office:value-type="string" calcext:value-type="string">
            <text:p>none</text:p>
          </table:table-cell>
          <table:table-cell table:style-name="ce52" table:formula="of:=COUNTIF([.D3:.D177];&quot;none&quot;)" office:value-type="float" office:value="18" calcext:value-type="float">
            <text:p>18</text:p>
          </table:table-cell>
          <table:table-cell table:style-name="ce8" table:formula="of:=[.B202]/[.B203]*100" office:value-type="float" office:value="10.2857142857143" calcext:value-type="float">
            <text:p>10,29</text:p>
          </table:table-cell>
          <table:table-cell table:number-columns-repeated="9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52" table:formula="of:=SUM([.B199:.B202])" office:value-type="float" office:value="175" calcext:value-type="float">
            <text:p>175</text:p>
          </table:table-cell>
          <table:table-cell table:style-name="ce8" table:formula="of:=[.B203]/[.B203]*100" office:value-type="float" office:value="100" calcext:value-type="float">
            <text:p>100,00</text:p>
          </table:table-cell>
          <table:table-cell table:number-columns-repeated="9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style-name="ce5" office:value-type="string" calcext:value-type="string">
            <text:p>Unique</text:p>
          </table:table-cell>
          <table:table-cell table:style-name="ce52"/>
          <table:table-cell table:style-name="ce5"/>
          <table:table-cell table:number-columns-repeated="11"/>
        </table:table-row>
        <table:table-row table:style-name="ro1">
          <table:table-cell table:style-name="ce5"/>
          <table:table-cell table:style-name="ce52"/>
          <table:table-cell table:style-name="ce5" office:value-type="string" calcext:value-type="string">
            <text:p>%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excellent</text:p>
          </table:table-cell>
          <table:table-cell table:style-name="ce52" table:formula="of:=COUNTIF([.G3:.G177];&quot;excellent&quot;)" office:value-type="float" office:value="42" calcext:value-type="float">
            <text:p>42</text:p>
          </table:table-cell>
          <table:table-cell table:style-name="ce8" table:formula="of:=([.B207]/[.B211])*100" office:value-type="float" office:value="24" calcext:value-type="float">
            <text:p>24,00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good</text:p>
          </table:table-cell>
          <table:table-cell table:style-name="ce52" table:formula="of:=COUNTIF([.G3:.G177];&quot;good&quot;)" office:value-type="float" office:value="6" calcext:value-type="float">
            <text:p>6</text:p>
          </table:table-cell>
          <table:table-cell table:style-name="ce8" table:formula="of:=[.B208]/[.B211]*100" office:value-type="float" office:value="3.42857142857143" calcext:value-type="float">
            <text:p>3,43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poor</text:p>
          </table:table-cell>
          <table:table-cell table:style-name="ce52" table:formula="of:=COUNTIF([.G3:.G177];&quot;poor&quot;)" office:value-type="float" office:value="4" calcext:value-type="float">
            <text:p>4</text:p>
          </table:table-cell>
          <table:table-cell table:style-name="ce8" table:formula="of:=[.B209]/[.B211]*100" office:value-type="float" office:value="2.28571428571429" calcext:value-type="float">
            <text:p>2,29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none</text:p>
          </table:table-cell>
          <table:table-cell table:style-name="ce52" table:formula="of:=COUNTIF([.G3:.G177];&quot;none&quot;)" office:value-type="float" office:value="123" calcext:value-type="float">
            <text:p>123</text:p>
          </table:table-cell>
          <table:table-cell table:style-name="ce8" table:formula="of:=[.B210]/[.B211]*100" office:value-type="float" office:value="70.2857142857143" calcext:value-type="float">
            <text:p>70,29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52" table:formula="of:=SUM([.B207:.B210])" office:value-type="float" office:value="175" calcext:value-type="float">
            <text:p>175</text:p>
          </table:table-cell>
          <table:table-cell table:style-name="ce8" table:formula="of:=[.B211]/[.B211]*100" office:value-type="float" office:value="100" calcext:value-type="float">
            <text:p>100,00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table:style-name="ce5" office:value-type="string" calcext:value-type="string">
            <text:p>Upath</text:p>
          </table:table-cell>
          <table:table-cell table:style-name="ce52"/>
          <table:table-cell table:style-name="ce5"/>
          <table:table-cell table:number-columns-repeated="11"/>
        </table:table-row>
        <table:table-row table:style-name="ro1">
          <table:table-cell table:style-name="ce5"/>
          <table:table-cell table:style-name="ce52"/>
          <table:table-cell table:style-name="ce5" office:value-type="string" calcext:value-type="string">
            <text:p>%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excellent</text:p>
          </table:table-cell>
          <table:table-cell table:style-name="ce52" table:formula="of:=COUNTIF([.H3:.H177];&quot;excellent&quot;)" office:value-type="float" office:value="55" calcext:value-type="float">
            <text:p>55</text:p>
          </table:table-cell>
          <table:table-cell table:style-name="ce8" table:formula="of:=([.B215]/[.B219])*100" office:value-type="float" office:value="31.4285714285714" calcext:value-type="float">
            <text:p>31,43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good</text:p>
          </table:table-cell>
          <table:table-cell table:style-name="ce52" table:formula="of:=COUNTIF([.H3:.H177];&quot;good&quot;)" office:value-type="float" office:value="6" calcext:value-type="float">
            <text:p>6</text:p>
          </table:table-cell>
          <table:table-cell table:style-name="ce8" table:formula="of:=[.B216]/[.B219]*100" office:value-type="float" office:value="3.42857142857143" calcext:value-type="float">
            <text:p>3,43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poor</text:p>
          </table:table-cell>
          <table:table-cell table:style-name="ce52" table:formula="of:=COUNTIF([.H11:.H185];&quot;poor&quot;)" office:value-type="float" office:value="2" calcext:value-type="float">
            <text:p>2</text:p>
          </table:table-cell>
          <table:table-cell table:style-name="ce8" table:formula="of:=[.B217]/[.B219]*100" office:value-type="float" office:value="1.14285714285714" calcext:value-type="float">
            <text:p>1,14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none</text:p>
          </table:table-cell>
          <table:table-cell table:style-name="ce52" table:formula="of:=COUNTIF([.H3:.H177];&quot;none&quot;)" office:value-type="float" office:value="112" calcext:value-type="float">
            <text:p>112</text:p>
          </table:table-cell>
          <table:table-cell table:style-name="ce8" table:formula="of:=[.B218]/[.B219]*100" office:value-type="float" office:value="64" calcext:value-type="float">
            <text:p>64,00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52" table:formula="of:=SUM([.B215:.B218])" office:value-type="float" office:value="175" calcext:value-type="float">
            <text:p>175</text:p>
          </table:table-cell>
          <table:table-cell table:style-name="ce8" table:formula="of:=[.B219]/[.B219]*100" office:value-type="float" office:value="100" calcext:value-type="float">
            <text:p>100,00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table:style-name="ce5" office:value-type="string" calcext:value-type="string">
            <text:p>Upath+DeepBan</text:p>
          </table:table-cell>
          <table:table-cell table:style-name="ce52"/>
          <table:table-cell table:style-name="ce5"/>
          <table:table-cell table:number-columns-repeated="11"/>
        </table:table-row>
        <table:table-row table:style-name="ro1">
          <table:table-cell table:style-name="ce5"/>
          <table:table-cell table:style-name="ce52"/>
          <table:table-cell table:style-name="ce5" office:value-type="string" calcext:value-type="string">
            <text:p>%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excellent</text:p>
          </table:table-cell>
          <table:table-cell table:style-name="ce52" table:formula="of:=COUNTIF([.N3:.N177];&quot;excellent&quot;)" office:value-type="float" office:value="61" calcext:value-type="float">
            <text:p>61</text:p>
          </table:table-cell>
          <table:table-cell table:style-name="ce8" table:formula="of:=([.B223]/[.B227])*100" office:value-type="float" office:value="34.8571428571429" calcext:value-type="float">
            <text:p>34,86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good</text:p>
          </table:table-cell>
          <table:table-cell table:style-name="ce52" table:formula="of:=COUNTIF([.N3:.N177];&quot;good&quot;)" office:value-type="float" office:value="6" calcext:value-type="float">
            <text:p>6</text:p>
          </table:table-cell>
          <table:table-cell table:style-name="ce8" table:formula="of:=[.B224]/[.B227]*100" office:value-type="float" office:value="3.42857142857143" calcext:value-type="float">
            <text:p>3,43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poor</text:p>
          </table:table-cell>
          <table:table-cell table:style-name="ce52" table:formula="of:=COUNTIF([.N3:.N177];&quot;poor&quot;)" office:value-type="float" office:value="2" calcext:value-type="float">
            <text:p>2</text:p>
          </table:table-cell>
          <table:table-cell table:style-name="ce8" table:formula="of:=[.B225]/[.B227]*100" office:value-type="float" office:value="1.14285714285714" calcext:value-type="float">
            <text:p>1,14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none</text:p>
          </table:table-cell>
          <table:table-cell table:style-name="ce52" table:formula="of:=COUNTIF([.H11:.H185];&quot;none&quot;)" office:value-type="float" office:value="106" calcext:value-type="float">
            <text:p>106</text:p>
          </table:table-cell>
          <table:table-cell table:style-name="ce8" table:formula="of:=[.B226]/[.B227]*100" office:value-type="float" office:value="60.5714285714286" calcext:value-type="float">
            <text:p>60,57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52" table:formula="of:=SUM([.B223:.B226])" office:value-type="float" office:value="175" calcext:value-type="float">
            <text:p>175</text:p>
          </table:table-cell>
          <table:table-cell table:style-name="ce8" table:formula="of:=[.B227]/[.B227]*100" office:value-type="float" office:value="100" calcext:value-type="float">
            <text:p>100,00</text:p>
          </table:table-cell>
          <table:table-cell table:number-columns-repeated="11"/>
        </table:table-row>
        <table:table-row table:style-name="ro1" table:number-rows-repeated="104834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/00/0000</text:date>, <text:time style:data-style-name="N2" text:time-value="23:08:01.5645697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2T17:55:53.894070477</meta:creation-date>
    <meta:editing-duration>PT5H5M35S</meta:editing-duration>
    <meta:editing-cycles>31</meta:editing-cycles>
    <meta:generator>LibreOffice/6.1.4.2$Linux_X86_64 LibreOffice_project/9d0f32d1f0b509096fd65e0d4bec26ddd1938fd3</meta:generator>
    <dc:date>2019-06-27T23:25:46.875329463</dc:date>
    <meta:document-statistic meta:table-count="1" meta:cell-count="2227" meta:object-count="0"/>
  </office:meta>
</office:document-meta>
</file>